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1-10" calcext:value-type="date">
            <text:p>10/11/2025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2-10" calcext:value-type="date">
            <text:p>10/12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6-01-12" calcext:value-type="date">
            <text:p>12/01/2026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7])" office:value-type="float" office:value="0" calcext:value-type="float">
            <text:p>-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9:48.9787013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9:48.98894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43:05</meta:creation-date>
    <dc:date>2026-01-20T16:31:15.429507600</dc:date>
    <meta:print-date>2022-02-07T15:45:15.821000000</meta:print-date>
    <dc:language>pt-PT</dc:language>
    <meta:editing-cycles>587</meta:editing-cycles>
    <meta:editing-duration>PT19H34M27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